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7548a" officeooo:paragraph-rsid="000a9b4f"/>
    </style:style>
    <style:style style:name="P2" style:family="paragraph" style:parent-style-name="Standard">
      <style:paragraph-properties fo:text-align="justify" style:justify-single-word="false"/>
      <style:text-properties officeooo:rsid="00218469" officeooo:paragraph-rsid="000a9b4f"/>
    </style:style>
    <style:style style:name="P3" style:family="paragraph" style:parent-style-name="Standard">
      <style:paragraph-properties fo:text-align="justify" style:justify-single-word="false"/>
      <style:text-properties officeooo:rsid="0021dd12" officeooo:paragraph-rsid="000a9b4f"/>
    </style:style>
    <style:style style:name="P4" style:family="paragraph" style:parent-style-name="Standard">
      <style:paragraph-properties fo:text-align="justify" style:justify-single-word="false"/>
      <style:text-properties officeooo:rsid="002217d0" officeooo:paragraph-rsid="000a9b4f"/>
    </style:style>
    <style:style style:name="P5" style:family="paragraph" style:parent-style-name="Standard">
      <style:paragraph-properties fo:text-align="justify" style:justify-single-word="false"/>
      <style:text-properties style:font-name="Dudu Cyryllic" officeooo:rsid="002217d0" officeooo:paragraph-rsid="000a9b4f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tyle="italic" officeooo:rsid="002217d0" officeooo:paragraph-rsid="000a9b4f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officeooo:rsid="00225ebe" officeooo:paragraph-rsid="000a9b4f"/>
    </style:style>
    <style:style style:name="P8" style:family="paragraph" style:parent-style-name="Standard">
      <style:paragraph-properties fo:text-align="justify" style:justify-single-word="false"/>
      <style:text-properties officeooo:rsid="0023f800" officeooo:paragraph-rsid="000a9b4f"/>
    </style:style>
    <style:style style:name="P9" style:family="paragraph" style:parent-style-name="Standard">
      <style:paragraph-properties fo:text-align="justify" style:justify-single-word="false"/>
      <style:text-properties officeooo:rsid="00269038" officeooo:paragraph-rsid="000a9b4f"/>
    </style:style>
    <style:style style:name="T1" style:family="text">
      <style:text-properties officeooo:rsid="02a2fb86"/>
    </style:style>
    <style:style style:name="T2" style:family="text">
      <style:text-properties officeooo:rsid="00887d06"/>
    </style:style>
    <style:style style:name="T3" style:family="text">
      <style:text-properties officeooo:rsid="0085df8d"/>
    </style:style>
    <style:style style:name="T4" style:family="text">
      <style:text-properties officeooo:rsid="002217d0"/>
    </style:style>
    <style:style style:name="T5" style:family="text">
      <style:text-properties officeooo:rsid="002c6fb9"/>
    </style:style>
    <style:style style:name="T6" style:family="text">
      <style:text-properties officeooo:rsid="02a39829"/>
    </style:style>
    <style:style style:name="T7" style:family="text">
      <style:text-properties officeooo:rsid="0023f800"/>
    </style:style>
    <style:style style:name="T8" style:family="text">
      <style:text-properties officeooo:rsid="008989d2"/>
    </style:style>
    <style:style style:name="T9" style:family="text">
      <style:text-properties officeooo:rsid="0027548a"/>
    </style:style>
    <style:style style:name="T10" style:family="text">
      <style:text-properties officeooo:rsid="00269038"/>
    </style:style>
    <style:style style:name="T11" style:family="text">
      <style:text-properties officeooo:rsid="02a593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М</text:span>ест<text:span text:style-name="T1">ечк</text:span>о <text:span text:style-name="T1">это</text:span> открылось мне шесть лет назад.</text:p>
      <text:p text:style-name="P2">В то лето образовательные власти Степанакерт<text:span text:style-name="T1">а</text:span> устроили тут палаточный лагерь для городских школьников, и Сатэник работала в нём несколько смен подряд.</text:p>
      <text:p text:style-name="P2">Моё предложение <text:span text:style-name="T1">вверить</text:span> её кровинушек мо<text:span text:style-name="T1">ей</text:span> <text:span text:style-name="T1">отеческой заботе и </text:span>опек<text:span text:style-name="T1">е</text:span> <text:s/>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<text:span text:style-name="T2">закреплять</text:span> гостинцем).</text:p>
      <text:p text:style-name="P3"/>
      <text:p text:style-name="P3">В лагерь я попал уже затемно. </text:p>
      <text:p text:style-name="P3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">На обращённой к полю стороне вот этого <text:span text:style-name="T2">же </text:span>широкого, и уже тогда расщ<text:span text:style-name="T3">é</text:span>пл<text:span text:style-name="T3">е</text:span>нного молнией, чугупура висела одинокая, но мощная лампа, питаемая почти бесшумным генератором.</text:p>
      <text:p text:style-name="P3">Два длиннючих стола из листового железа, с узкими лавками по бокам, протянулись, один за другим, вдоль кромки примыкающего поля, <text:span text:style-name="T3">в котором</text:span>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">Чуть в стороне стояла шестиместная палатка воспи<text:span text:style-name="T4">та</text:span>тельниц и ещё одна, совсем маленькая, <text:s/><text:span text:style-name="T4">для директора Шаварша и его жены, а по совместительству фельдшерицы-поварихи лагеря.</text:span></text:p>
      <text:p text:style-name="P3"/>
      <text:p text:style-name="P4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4">Меня опознали в свете лампы и кликнули Сатэник, а с ней прибежала Рузанна.</text:p>
      <text:p text:style-name="P4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4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4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5"/>
      <text:p text:style-name="P6"><text:span text:style-name="T2">(...к</text:span>ак удалось устроить этот слепок советских пионерлагерей в стране, министр образования которой, в приливе откровенности, признался, что министерство не в состоянии купить даже футбольный мяч для школы номер восемь?</text:p>
      <text:p text:style-name="P6">Наверное, диаспора выделила целевой грант и в конце лета заграничные благотворители получат отчёт: </text:p>
      <text:p text:style-name="P6">- На выделенные вами $ 40 000, дети столицы Арцаха получили возможность...<text:span text:style-name="T2">)</text:span></text:p>
      <text:p text:style-name="P6"/>
      <text:p text:style-name="P7">Составление реляции гипотетическим добродетелям от <text:span text:style-name="T5">непойманных</text:span> грантокрадов прервал восторженный писк притиснувшейся ко мне сбоку Эмки.</text:p>
      <text:p text:style-name="P7">Я погладил её волосы и узкую спинку дошкольницы; о чём-то спрашивал, она отвечала и тоже спрашивала меня о чём-то.</text:p>
      <text:p text:style-name="P7">- А где Ашот? Ты видела его?</text:p>
      <text:p text:style-name="P7">Она указала на дальний край соседнего стола, где свет от лампы мешался с ночным мраком; он сидел там, <text:span text:style-name="T3">забыв про ужин на</text:span> тарелк<text:span text:style-name="T3">е</text:span>, восхищённо таращась на высящихся вокруг него старшеклассных недорослей с их неумолчным гоготом и ржаньем.</text:p>
      <text:p text:style-name="P7">Я достал из кармана летней куртки печенье с конфетами и дал Эмке, чтоб<text:span text:style-name="T6">ы та</text:span> поделилась с <text:soft-page-break/><text:span text:style-name="T6">братом</text:span>. Она тихо отошла.</text:p>
      <text:p text:style-name="P7"/>
      <text:p text:style-name="P7">Потом была трапеза для взрослых.</text:p>
      <text:p text:style-name="P7">Воспитательницы чинно пили вино; директор, физрук, участковый милиционер из соседней деревни и я — тутовую водку.</text:p>
      <text:p text:style-name="P7">Закусывали мелкой рыбёшкой,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7">Группа старшеклассников подошла к Шаваршу <text:span text:style-name="T6">с челобитьем, чтобы позволил</text:span> устроить танцы и тот милостиво <text:span text:style-name="T6">дал указ</text:span> отодвинуть отбой на полчаса. </text:p>
      <text:p text:style-name="P7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7">Старшеклассники отошли к костру — вытанцовывать под музыку из колонки на соседнем с лампой дереве.</text:p>
      <text:p text:style-name="P7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7">Потом директор <text:span text:style-name="T6">повелел</text:span> выключить генератор и удалился опочивать</text:p>
      <text:p text:style-name="P7"/>
      <text:p text:style-name="P7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<text:span text:style-name="T3">ó</text:span>ссказнями и ухохатываться над <text:span text:style-name="T7">извечными анекдотами до часу или двух по полуночи.</text:span></text:p>
      <text:p text:style-name="P8">В час ночи я согласился уйти спать на свободную раскладушку в мальчук<text:span text:style-name="T3">ó</text:span>вой палатке, поскольку, чтобы успеть на проходящий через Сарушен автобус до Степанакерта, <text:span text:style-name="T8">выходить нужно </text:span>в шесть утра...</text:p>
      <text:p text:style-name="P8"/>
      <text:p text:style-name="P8">Через много лет — совсем недавно — я спросил Ашота почему он так и не подошёл ко мне в тот вечер. Он ответил, что о моём приезде узнал <text:span text:style-name="T8">лишь </text:span>на следующий день, <text:span text:style-name="T8">к</text:span>огда меня уже не было в лагере. </text:p>
      <text:p text:style-name="P8">На мой вопрос о печеньи с конфетами он недоумённо покачал головой.</text:p>
      <text:p text:style-name="P8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8">Бедняга Ашот. <text:s/>Каково вырастать с мыслью — которую давно похоронил и не помнишь, но <text:span text:style-name="T8">которая </text:span><text:s/>всегда с тобой — <text:span text:style-name="T8">мысль, </text:span>что отец не захотел к тебе подойти?..</text:p>
      <text:p text:style-name="P8">К тебе — единственному из всей семьи — отец подойти не захотел.</text:p>
      <text:p text:style-name="P8">Но, как говорится, дело прошлое или, повторяя мудрое изречение моей последней тёщи, Эммы Аршаковны: </text:p>
      <text:p text:style-name="P8">- К<text:span text:style-name="T3">ь</text:span>янгя ли!</text:p>
      <text:p text:style-name="P8"/>
      <text:p text:style-name="P9">Что-то малость меня припечалило это уединённо роскошное местечко. Ладно, хватит тоску нагонять.</text:p>
      <text:p text:style-name="P9">Повалялись, а теперь пособираем венвильно дозволяемый сушняк и валежник.</text:p>
      <text:p text:style-name="P9"/>
      <text:p text:style-name="P9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9">Метров через триста я <text:span text:style-name="T6">р</text:span>азворачиваю<text:span text:style-name="T6">сь, чтобы вернуться,</text:span> <text:span text:style-name="T6">и</text:span> по ходу подбира<text:span text:style-name="T6">ю</text:span> <text:s/>в охапку набросанное на тропу топливо. Сколько <text:span text:style-name="T6">получится</text:span> уволочь за раз.</text:p>
      <text:p text:style-name="P9">Следующие ходки получаются уже короче, и ещё короче.</text:p>
      <text:p text:style-name="P9">Теперь остаётся наломать дров для костра, где буду печь «пионеров идеал-ал-ал...»</text:p>
      <text:p text:style-name="P9">Делать это приходится голыми руками, поскольку из оружия при мне и ножа даже нет.</text:p>
      <text:p text:style-name="P9"/>
      <text:p text:style-name="P9"><text:soft-page-break/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9">Впрочем, без нападения не обошлось.</text:p>
      <text:p text:style-name="P9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— <text:span text:style-name="T6">охрана</text:span> возвращающегося в деревню всадника.</text:p>
      <text:p text:style-name="P9">Ух, и взлаяли ж они у меня над головой!</text:p>
      <text:p text:style-name="P9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9">Мужик завёл было знакомую байду про волков, <text:span text:style-name="T9">но я не церемонясь заявил, что после его псов мне вообще никто не страшен.</text:span></text:p>
      <text:p text:style-name="P9"/>
      <text:p text:style-name="P1">А при посещении Дизапайта <text:span text:style-name="T10">— </text:span>это третья по высоте гора Карабаха <text:span text:style-name="T10">—</text:span> туда же через полчаса поднялась группа ребят из Хало Траста — есть такая международная организация с британской пропиской, <text:span text:style-name="T8">что</text:span> финансирует и обучает местное население горячих точек планеты проводить расчистку минных полей, котор<text:span text:style-name="T8">ые</text:span> в ходе военных действий противники наставляют друг другу.</text:p>
      <text:p text:style-name="P1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1">Халотрастовцы притащили с собой жертвенного петуха, а нож прихватить забыли и очень <text:s/>разочарова<text:span text:style-name="T8">лись</text:span>, что <text:span text:style-name="T11">я </text:span>ничем не могу им помочь.</text:p>
      <text:p text:style-name="P1">Однако-таки, исхитрились и оттяпали жертве голову осколком горлышка от водочной бутылки, <text:span text:style-name="T8">что попался</text:span> в мусоре от предыдущих матагистов.</text:p>
      <text:p text:style-name="P1"/>
      <text:p text:style-name="P1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1">Но, сколько б я перед тобой не хвастался, вершины номер один в павлиньем хвосте моих бродяжных достижений нет.</text:p>
      <text:p text:style-name="P1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9:48:03.783003263</meta:creation-date>
    <dc:date>2017-02-27T19:48:15.631857418</dc:date>
    <dc:creator>sehrguey </dc:creator>
    <meta:editing-duration>PT11S</meta:editing-duration>
    <meta:editing-cycles>1</meta:editing-cycles>
    <meta:document-statistic meta:table-count="0" meta:image-count="0" meta:object-count="0" meta:page-count="3" meta:paragraph-count="59" meta:word-count="1264" meta:character-count="8456" meta:non-whitespace-character-count="7215"/>
    <meta:generator>LibreOffice/4.3.3.2$Linux_x86 LibreOffice_project/430m0$Build-2</meta:generator>
  </office:meta>
</office:document-meta>
</file>